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6cm"/>
    </style:style>
    <style:style style:name="pr3" style:family="presentation" style:parent-style-name="lyt-bluegrey-notes">
      <style:graphic-properties draw:fill-color="#ffffff" fo:min-height="13.364cm"/>
    </style:style>
    <style:style style:name="pr4" style:family="presentation" style:parent-style-name="lyt-bluegrey-notes">
      <style:graphic-properties draw:fill-color="#ffffff" draw:auto-grow-height="true" fo:min-height="13.364cm"/>
    </style:style>
    <style:style style:name="T1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eveloped a good prototype which is very flexible to modify and improve</text:p>
              </text:list-item>
              <text:list-item>
                <text:p>Communicating in three different timezones is sometimes hard to manage</text:p>
              </text:list-item>
              <text:list-item>
                <text:p>Putting together all our knowledge enabled us to achieve most of the project goals and was a great experience in multicultural team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draw:frame presentation:style-name="pr1" draw:layer="layout" svg:width="25.199cm" svg:height="5.336cm" svg:x="1.4cm" svg:y="6.926cm" presentation:class="title" presentation:user-transformed="true">
          <draw:text-box>
            <text:p>ErasmusLine<text:line-break/><text:span text:style-name="T1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5:57:24</dc:date>
    <meta:editing-duration>PT18M28S</meta:editing-duration>
    <meta:editing-cycles>2</meta:editing-cycles>
    <meta:generator>LibreOffice/3.3$Unix LibreOffice_project/330m19$Build-202</meta:generator>
    <meta:document-statistic meta:object-count="39"/>
  </office:meta>
</office:document-meta>
</file>